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5424e108689a7bd63c2ba1a5d3a6150f" style:family="table-column">
      <style:table-column-properties fo:break-before="auto" style:use-optimal-column-width="false" style:column-width="6cm"/>
    </style:style>
    <style:style style:name="odsStyleTableColumn-281307aa685556d4b995e2a04e886076" style:family="table-column">
      <style:table-column-properties fo:break-before="auto" style:use-optimal-column-width="false" style:column-width="5cm"/>
    </style:style>
    <style:style style:name="odsStyleTableColumn-4556f3a95563db3f5c1ffe688cc8c981" style:family="table-column">
      <style:table-column-properties fo:break-before="auto" style:use-optimal-column-width="false" style:column-width="3cm"/>
    </style:style>
    <style:style style:name="odsStyleTableCell-534a588265f28dbbd794bf3fb69e32c7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20ab92da69358b18037afb32be635aa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abc023ee849623252d7b3b0c0c2bb2cd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7e78021b5a9b1d0d988108d692d5fd87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  <style:style style:name="odsStyleTableCell-7fa1be23a49150d96130b2af943a1eed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5424e108689a7bd63c2ba1a5d3a6150f" table:default-cell-style-name="Default"/>
        <table:table-column table:style-name="odsStyleTableColumn-281307aa685556d4b995e2a04e886076" table:default-cell-style-name="Default"/>
        <table:table-column table:style-name="odsStyleTableColumn-4556f3a95563db3f5c1ffe688cc8c981" table:default-cell-style-name="Default"/>
        <table:table-column table:style-name="odsStyleTableColumn-4556f3a95563db3f5c1ffe688cc8c981" table:default-cell-style-name="Default"/>
        <table:table-column table:style-name="odsStyleTableColumn-4556f3a95563db3f5c1ffe688cc8c981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534a588265f28dbbd794bf3fb69e32c7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20ab92da69358b18037afb32be635aa2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20ab92da69358b18037afb32be635aa2" table:number-columns-spanned="5" table:number-rows-spanned="1" office:value-type="string">
            <text:p>TABLA No. 0-24</text:p>
          </table:table-cell>
          <table:covered-table-cell table:number-columns-repeated="4"/>
        </table:table-row>
        <table:table-row table:style-name="ro1">
          <table:table-cell table:style-name="odsStyleTableCell-20ab92da69358b18037afb32be635aa2" table:number-columns-spanned="5" table:number-rows-spanned="1" office:value-type="string">
            <text:p/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20ab92da69358b18037afb32be635aa2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abc023ee849623252d7b3b0c0c2bb2cd" office:value-type="string">
            <text:p>PAIS</text:p>
          </table:table-cell>
          <table:table-cell table:style-name="odsStyleTableCell-abc023ee849623252d7b3b0c0c2bb2cd" office:value-type="string">
            <text:p>UNIDAD MONETARIA</text:p>
          </table:table-cell>
          <table:table-cell table:style-name="odsStyleTableCell-abc023ee849623252d7b3b0c0c2bb2cd" office:value-type="string">
            <text:p>MONEDA</text:p>
          </table:table-cell>
          <table:table-cell table:style-name="odsStyleTableCell-abc023ee849623252d7b3b0c0c2bb2cd" office:value-type="string">
            <text:p>TIPO DE CAMBIO EN Bs POR UNIDAD DE MONEDA EXTRANJERA</text:p>
          </table:table-cell>
          <table:table-cell table:style-name="odsStyleTableCell-abc023ee849623252d7b3b0c0c2bb2cd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20ab92da69358b18037afb32be635aa2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abc023ee849623252d7b3b0c0c2bb2cd" office:value-type="string">
            <text:p> </text:p>
          </table:table-cell>
          <table:table-cell table:style-name="odsStyleTableCell-abc023ee849623252d7b3b0c0c2bb2cd" office:value-type="string">
            <text:p>UNIDAD MONETARIA</text:p>
          </table:table-cell>
          <table:table-cell table:style-name="odsStyleTableCell-abc023ee849623252d7b3b0c0c2bb2cd" office:value-type="string">
            <text:p>MONEDA</text:p>
          </table:table-cell>
          <table:table-cell table:style-name="odsStyleTableCell-abc023ee849623252d7b3b0c0c2bb2cd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20ab92da69358b18037afb32be635aa2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abc023ee849623252d7b3b0c0c2bb2cd" office:value-type="string">
            <text:p> </text:p>
          </table:table-cell>
        </table:table-row>
        <table:table-row table:style-name="ro1">
          <table:table-cell table:style-name="odsStyleTableCell-7e78021b5a9b1d0d988108d692d5fd87" office:value-type="string">
            <text:p>TASA LIBOR(USD)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fa1be23a49150d96130b2af943a1eed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14</meta:creation-date>
    <meta:generator>ods générator</meta:generator>
    <dc:date>2024-10-18T20:18:14</dc:date>
    <meta:editing-duration>PT1S</meta:editing-duration>
    <meta:editing-cycles>1</meta:editing-cycles>
    <meta:document-statistic meta:table-count="1" meta:cell-count="4" meta:object-count="0"/>
  </office:meta>
</office:document-meta>
</file>